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fo:min-height="0.5728in" fo:min-width="1.67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6874in" fo:min-width="2.0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698in" fo:min-width="1.82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0728in" fo:min-width="5.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6665in" fo:min-width="4.25in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4854in" fo:min-width="1.56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3752in" fo:min-width="1.7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3228in" fo:min-width="1.42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6252in" fo:min-width="1.60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6252in" fo:min-width="1.7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6665in" fo:min-width="1.46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1" svg:width="1.4689in" svg:height="0.6669in" svg:x="-0.0165in" svg:y="-0.0161in"><text:p>Sleep value</text:p><draw:enhanced-geometry svg:viewBox="0 0 21600 21600" draw:type="rectangle" draw:enhanced-path="M 0 0 L 21600 0 21600 21600 0 21600 0 0 Z N"/></draw:custom-shape><draw:custom-shape text:anchor-type="paragraph" draw:z-index="1" draw:name="Shape 2" draw:style-name="gr10" svg:width="1.7606in" svg:height="0.6252in" svg:x="2.2291in" svg:y="-0.0264in"><text:p>Boredom value</text:p><draw:enhanced-geometry svg:viewBox="0 0 21600 21600" draw:type="rectangle" draw:enhanced-path="M 0 0 L 21600 0 21600 21600 0 21600 0 0 Z N"/></draw:custom-shape><draw:custom-shape text:anchor-type="paragraph" draw:z-index="2" draw:name="Shape 3" draw:style-name="gr9" svg:width="1.6043in" svg:height="0.6252in" svg:x="4.9835in" svg:y="-0.0055in"><text:p>Hunger value</text:p><draw:enhanced-geometry svg:viewBox="0 0 21600 21600" draw:type="rectangle" draw:enhanced-path="M 0 0 L 21600 0 21600 21600 0 21600 0 0 Z N"/></draw:custom-shape><draw:custom-shape text:anchor-type="paragraph" draw:z-index="3" draw:name="Shape 4" draw:style-name="gr8" svg:width="1.4276in" svg:height="0.3232in" svg:x="0.0146in" svg:y="0.8591in"><text:p>Tired</text:p><draw:enhanced-geometry svg:viewBox="0 0 21600 21600" draw:type="rectangle" draw:enhanced-path="M 0 0 L 21600 0 21600 21600 0 21600 0 0 Z N"/></draw:custom-shape><draw:custom-shape text:anchor-type="paragraph" draw:z-index="4" draw:name="Shape 5" draw:style-name="gr7" svg:width="1.7815in" svg:height="0.3752in" svg:x="2.2291in" svg:y="0.8799in"><text:p>bored</text:p><draw:enhanced-geometry svg:viewBox="0 0 21600 21600" draw:type="rectangle" draw:enhanced-path="M 0 0 L 21600 0 21600 21600 0 21600 0 0 Z N"/></draw:custom-shape><draw:custom-shape text:anchor-type="paragraph" draw:z-index="5" draw:name="Shape 6" draw:style-name="gr6" svg:width="1.563in" svg:height="0.4858in" svg:x="4.9626in" svg:y="0.7484in"><text:p>hunger</text:p><draw:enhanced-geometry svg:viewBox="0 0 21600 21600" draw:type="rectangle" draw:enhanced-path="M 0 0 L 21600 0 21600 21600 0 21600 0 0 Z N"/></draw:custom-shape><draw:custom-shape text:anchor-type="paragraph" draw:z-index="6" draw:name="Shape 7" draw:style-name="gr5" svg:width="4.2504in" svg:height="0.6669in" svg:x="1.3374in" svg:y="2.2098in"><text:p>Tamagotchi <text:s/>Name</text:p><draw:enhanced-geometry svg:viewBox="0 0 21600 21600" draw:type="rectangle" draw:enhanced-path="M 0 0 L 21600 0 21600 21600 0 21600 0 0 Z N"/></draw:custom-shape><draw:custom-shape text:anchor-type="paragraph" draw:z-index="7" draw:name="Shape 8" draw:style-name="gr4" svg:width="5.5004in" svg:height="2.0732in" svg:x="0.7126in" svg:y="3.6508in"><text:p>Tamagotchi character </text:p><draw:enhanced-geometry svg:viewBox="0 0 21600 21600" draw:type="rectangle" draw:enhanced-path="M 0 0 L 21600 0 21600 21600 0 21600 0 0 Z N"/></draw:custom-shape><draw:custom-shape text:anchor-type="paragraph" draw:z-index="8" draw:name="Shape 9" draw:style-name="gr3" svg:width="1.8232in" svg:height="0.698in" svg:x="-0.152in" svg:y="6.078in"><text:p>Put to bed</text:p><draw:enhanced-geometry svg:viewBox="0 0 21600 21600" draw:type="rectangle" draw:enhanced-path="M 0 0 L 21600 0 21600 21600 0 21600 0 0 Z N"/></draw:custom-shape><draw:custom-shape text:anchor-type="paragraph" draw:z-index="9" draw:name="Shape 10" draw:style-name="gr2" svg:width="2.0524in" svg:height="0.6878in" svg:x="2.0665in" svg:y="6.0984in"><text:p>Play</text:p><draw:enhanced-geometry svg:viewBox="0 0 21600 21600" draw:type="rectangle" draw:enhanced-path="M 0 0 L 21600 0 21600 21600 0 21600 0 0 Z N"/></draw:custom-shape><draw:custom-shape text:anchor-type="paragraph" draw:z-index="10" draw:name="Shape 11" draw:style-name="gr1" svg:width="1.6776in" svg:height="0.5732in" svg:x="4.6083in" svg:y="6.1508in"><text:p>Feed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3:44:17.950722038</meta:creation-date>
    <dc:date>2022-11-10T13:50:42.934934366</dc:date>
    <meta:editing-duration>PT6M2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